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370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biblioDB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70ad4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6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0ad4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80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82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DB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24"/>
        <table:table-column table:style-name="co1" table:number-columns-repeated="1021" table:default-cell-style-name="ce24"/>
        <table:table-column table:style-name="co1" table:default-cell-style-name="ce86"/>
        <table:table-row table:style-name="ro1">
          <table:table-cell table:style-name="ce8" office:value-type="string" calcext:value-type="string">
            <text:p>PLACE</text:p>
          </table:table-cell>
          <table:table-cell table:style-name="ce68" office:value-type="string" calcext:value-type="string">
            <text:p>PUBLISHER</text:p>
          </table:table-cell>
          <table:table-cell table:style-name="ce82" table:number-columns-repeated="12"/>
          <table:table-cell table:style-name="ce84" table:number-columns-repeated="1009"/>
          <table:table-cell table:style-name="ce85"/>
        </table:table-row>
        <table:table-row table:style-name="ro1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4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Quimper</text:p>
          </table:table-cell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Bertil Galland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Gollion</text:p>
          </table:table-cell>
          <table:table-cell table:style-name="ce71" office:value-type="string" calcext:value-type="string">
            <text:p>Infolio</text:p>
          </table:table-cell>
          <table:table-cell table:style-name="ce83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Montricher</text:p>
          </table:table-cell>
          <table:table-cell table:style-name="ce70" office:value-type="string" calcext:value-type="string">
            <text:p>Fondation Jan Michalski pour l'écriture et la littératur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office:value-type="string" calcext:value-type="string">
            <text:p>s.n.é.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number-columns-repeated="1022"/>
        </table:table-row>
        <table:table-row table:style-name="ro1">
          <table:table-cell table:style-name="ce59" office:value-type="string" calcext:value-type="string">
            <text:p>Berne</text:p>
          </table:table-cell>
          <table:table-cell table:style-name="ce70" office:value-type="string" calcext:value-type="string">
            <text:p>Kandelaber Verlag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Slatkin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number-columns-repeated="1022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Pierre Seghers, coll. Poètes d'aujourd'hui, no 173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ayot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Zurich</text:p>
          </table:table-cell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New York et alii</text:p>
          </table:table-cell>
          <table:table-cell table:style-name="ce70" office:value-type="string" calcext:value-type="string">
            <text:p>Peter Lang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 office:value-type="string" calcext:value-type="string">
            <text:p>Editions du Comte-Vert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yon</text:p>
          </table:table-cell>
          <table:table-cell table:style-name="ce70" office:value-type="string" calcext:value-type="string">
            <text:p>La Manufactur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-Carrouge</text:p>
          </table:table-cell>
          <table:table-cell table:style-name="ce70" office:value-type="string" calcext:value-type="string">
            <text:p>Zoé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Strasbourg</text:p>
          </table:table-cell>
          <table:table-cell table:style-name="ce70" office:value-type="string" calcext:value-type="string">
            <text:p>Presse universitaire de Strasbourg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72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J.-M. Plac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</text:p>
          </table:table-cell>
          <table:table-cell table:style-name="ce71" office:value-type="string" calcext:value-type="string">
            <text:p>L'Âge d'homm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Editions Vie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1"/>
          <table:table-cell table:style-name="ce72" table:number-columns-repeated="13"/>
          <table:table-cell table:number-columns-repeated="1010"/>
        </table:table-row>
        <table:table-row table:style-name="ro1" table:number-rows-repeated="48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Jean Guérin est un pseudonyme derrière lequel se cachent tous les membres du comité du prériodique, mais surtout Paulhan, comme c'est le cas ici.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Dorigny</text:p>
          </table:table-cell>
          <table:table-cell table:style-name="ce70" office:value-type="string" calcext:value-type="string">
            <text:p>Payot, Centre de recherches sur les lettres romande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tudes de lettre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Carouge-Genève</text:p>
          </table:table-cell>
          <table:table-cell table:style-name="ce70" office:value-type="string" calcext:value-type="string">
            <text:p>Zoé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ollion</text:p>
          </table:table-cell>
          <table:table-cell table:style-name="ce70" office:value-type="string" calcext:value-type="string">
            <text:p>Infolio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Gallimard ("Les Cahiers de la NRF")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L'Ai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ollion</text:p>
          </table:table-cell>
          <table:table-cell table:style-name="ce70" office:value-type="string" calcext:value-type="string">
            <text:p>Infolio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Slatkin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2" office:value-type="string" calcext:value-type="string">
            <text:p>Lausanne</text:p>
          </table:table-cell>
          <table:table-cell table:style-name="ce73" office:value-type="string" calcext:value-type="string">
            <text:p>Éditions Paroles Lausann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Bertil Gallan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Moudon</text:p>
          </table:table-cell>
          <table:table-cell table:style-name="ce70" office:value-type="string" calcext:value-type="string">
            <text:p>Éditions Empreinte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Au Verseau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orrentruy</text:p>
          </table:table-cell>
          <table:table-cell table:style-name="ce70" office:value-type="string" calcext:value-type="string">
            <text:p>Éditions des Portes de Franc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Zoé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Gallimar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Âge d'homm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Bibliothèque des Arts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72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 ("Aujourd'hui")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Montpellier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Âge d'Homm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des Terreaux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ayot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Raynald Métraux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Bibliothèque des Arts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L'Air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La Do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Atelier Saint-Prex et Jean Gen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 ("Aujourd'hui")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ayot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3" office:value-type="string" calcext:value-type="string">
            <text:p>Lausanne</text:p>
          </table:table-cell>
          <table:table-cell table:style-name="ce74" office:value-type="string" calcext:value-type="string">
            <text:p>La 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3" office:value-type="string" calcext:value-type="string">
            <text:p>Lausanne</text:p>
          </table:table-cell>
          <table:table-cell table:style-name="ce74" office:value-type="string" calcext:value-type="string">
            <text:p>La 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3" office:value-type="string" calcext:value-type="string">
            <text:p>Lausanne</text:p>
          </table:table-cell>
          <table:table-cell table:style-name="ce74" office:value-type="string" calcext:value-type="string">
            <text:p>La 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Rencont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Nyon</text:p>
          </table:table-cell>
          <table:table-cell table:style-name="ce70" office:value-type="string" calcext:value-type="string">
            <text:p>Cyclade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Namur</text:p>
          </table:table-cell>
          <table:table-cell table:style-name="ce70" office:value-type="string" calcext:value-type="string">
            <text:p>Sources - Revue de la Maison de la Poési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[Poët-Laval]</text:p>
          </table:table-cell>
          <table:table-cell table:style-name="ce75"/>
          <table:table-cell table:style-name="ce69" table:number-columns-repeated="12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Musée des Beaux-Art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73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Rencont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de Mon Repo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ax Roth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 table:number-rows-repeated="8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 office:value-type="string" calcext:value-type="string">
            <text:p>Zofingue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10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Gall</text:p>
          </table:table-cell>
          <table:table-cell table:style-name="ce70" office:value-type="string" calcext:value-type="string">
            <text:p>Zollikofer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ondon</text:p>
          </table:table-cell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 office:value-type="string" calcext:value-type="string">
            <text:p>[Zurich]</text:p>
          </table:table-cell>
          <table:table-cell table:style-name="ce71" office:value-type="string" calcext:value-type="string">
            <text:p>Schweizer Bücherfreund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eysin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6"/>
          <table:table-cell table:style-name="ce69" table:number-columns-repeated="12"/>
          <table:table-cell table:number-columns-repeated="1010"/>
        </table:table-row>
        <table:table-row table:style-name="ro1" table:number-rows-repeated="9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9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Etoy</text:p>
          </table:table-cell>
          <table:table-cell table:style-name="ce70" office:value-type="string" calcext:value-type="string">
            <text:p>Les Chantre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7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Âge d'Homm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Imprimerie Hel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8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Fario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our l'Art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1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e Verseau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1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V. Porchet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Amis de C. F. Landry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1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Vevey</text:p>
          </table:table-cell>
          <table:table-cell table:style-name="ce70" office:value-type="string" calcext:value-type="string">
            <text:p>Aire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19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Université de Lausanne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José Corti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 office:value-type="string" calcext:value-type="string">
            <text:p>Chambre économique du Jur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Neuchâtel</text:p>
          </table:table-cell>
          <table:table-cell table:style-name="ce70" office:value-type="string" calcext:value-type="string">
            <text:p>La Baconniè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Pierre Cailler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Ai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èvres</text:p>
          </table:table-cell>
          <table:table-cell table:style-name="ce70" office:value-type="string" calcext:value-type="string">
            <text:p>FIPF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Horizons de France, “Champs”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1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4"/>
          <table:table-cell table:style-name="ce77"/>
          <table:table-cell table:style-name="ce70" table:number-columns-repeated="12"/>
          <table:table-cell table:number-columns-repeated="1010"/>
        </table:table-row>
        <table:table-row table:style-name="ro1" table:number-rows-repeated="8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our l'Art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Au Verseau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Suisse, Société d'assurance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Société de la feuille d'avis de Lausanne, coll. Le Livre du Moi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Âge d'Homm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73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eysin</text:p>
          </table:table-cell>
          <table:table-cell table:style-name="ce70" office:value-type="string" calcext:value-type="string">
            <text:p>Edition du Lien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15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1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usée cantonal des Beaux-Art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 office:value-type="string" calcext:value-type="string">
            <text:p>Zofingue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6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3">
          <table:table-cell table:style-name="ce63"/>
          <table:table-cell table:style-name="ce74" table:number-columns-repeated="13"/>
          <table:table-cell table:number-columns-repeated="1010"/>
        </table:table-row>
        <table:table-row table:style-name="ro1" table:number-rows-repeated="1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3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73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18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'Aire ("Coopérative Rencontre")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Rencont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3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1">
          <table:table-cell table:style-name="ce65"/>
          <table:table-cell table:style-name="ce78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3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Payot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 table:number-columns-spanned="2" table:number-rows-spanned="1">
            <text:p>Éd. Pro Juventute</text:p>
          </table:table-cell>
          <table:covered-table-cell/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5"/>
          <table:table-cell table:style-name="ce69"/>
          <table:table-cell table:style-name="ce73"/>
          <table:table-cell table:style-name="ce69" table:number-columns-repeated="10"/>
          <table:table-cell table:number-columns-repeated="1010"/>
        </table:table-row>
        <table:table-row table:style-name="ro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 office:value-type="string" calcext:value-type="string">
            <text:p>Brougg</text:p>
          </table:table-cell>
          <table:table-cell table:style-name="ce71" office:value-type="string" calcext:value-type="string">
            <text:p>Union suisse des paysans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Clairefontain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</text:p>
          </table:table-cell>
          <table:table-cell table:style-name="ce80" office:value-type="string" calcext:value-type="string">
            <text:p>Études de lettres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 et Carroug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 office:value-type="string" calcext:value-type="string">
            <text:p>Paris</text:p>
          </table:table-cell>
          <table:table-cell table:style-name="ce80" office:value-type="string" calcext:value-type="string">
            <text:p>Corti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8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5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</text:p>
          </table:table-cell>
          <table:table-cell table:style-name="ce80" office:value-type="string" calcext:value-type="string">
            <text:p>Mermo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</text:p>
          </table:table-cell>
          <table:table-cell table:style-name="ce80" office:value-type="string" calcext:value-type="string">
            <text:p>Mermod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/>
          <table:table-cell table:style-name="ce80"/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float" office:value="1182" calcext:value-type="float">
            <text:p>1182</text:p>
          </table:table-cell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Genève</text:p>
          </table:table-cell>
          <table:table-cell table:style-name="ce70" office:value-type="string" calcext:value-type="string">
            <text:p>Slatkin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Marseille</text:p>
          </table:table-cell>
          <table:table-cell table:style-name="ce70" office:value-type="string" calcext:value-type="string">
            <text:p>Les Cahiers du S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Marseille</text:p>
          </table:table-cell>
          <table:table-cell table:style-name="ce70" office:value-type="string" calcext:value-type="string">
            <text:p>Les Cahiers du S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Bâle</text:p>
          </table:table-cell>
          <table:table-cell table:style-name="ce70" office:value-type="string" calcext:value-type="string">
            <text:p>J. R. Geigy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Bâle</text:p>
          </table:table-cell>
          <table:table-cell table:style-name="ce70" office:value-type="string" calcext:value-type="string">
            <text:p>J. R. Geigy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office:value-type="string" calcext:value-type="string">
            <text:p>La Guilde du livre</text:p>
          </table:table-cell>
          <table:table-cell table:style-name="ce69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Clairefontaine Lausanne 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60"/>
          <table:table-cell table:style-name="ce70" table:number-columns-repeated="13"/>
          <table:table-cell table:number-columns-repeated="1010"/>
        </table:table-row>
        <table:table-row table:style-name="ro1" table:number-rows-repeated="5">
          <table:table-cell table:style-name="ce60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60" office:value-type="string" calcext:value-type="string">
            <text:p>Albeuve</text:p>
          </table:table-cell>
          <table:table-cell table:style-name="ce71" office:value-type="string" calcext:value-type="string">
            <text:p>Paul Castell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0"/>
          <table:table-cell table:style-name="ce70" table:number-columns-repeated="13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 table:number-rows-repeated="4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Montpellier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Saint-Clément-de-Rivière (Hérault)</text:p>
          </table:table-cell>
          <table:table-cell table:style-name="ce70" office:value-type="string" calcext:value-type="string">
            <text:p>Fata Morgana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Mermod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Éditions des Terreaux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3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 office:value-type="string" calcext:value-type="string">
            <text:p>Lausanne et Carrouge</text:p>
          </table:table-cell>
          <table:table-cell table:style-name="ce71" office:value-type="string" calcext:value-type="string">
            <text:p>Association des Amis de Gustave Roud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/>
          <table:table-cell table:style-name="ce70"/>
          <table:table-cell table:style-name="ce73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60"/>
          <table:table-cell table:style-name="ce71"/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Paris</text:p>
          </table:table-cell>
          <table:table-cell table:style-name="ce70" office:value-type="string" calcext:value-type="string">
            <text:p>La Délirante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Bâle</text:p>
          </table:table-cell>
          <table:table-cell table:style-name="ce70" office:value-type="string" calcext:value-type="string">
            <text:p>J.R. Geigy</text:p>
          </table:table-cell>
          <table:table-cell table:style-name="ce70" table:number-columns-repeated="12"/>
          <table:table-cell table:number-columns-repeated="1010"/>
        </table:table-row>
        <table:table-row table:style-name="ro1">
          <table:table-cell table:style-name="ce63" office:value-type="string" calcext:value-type="string">
            <text:p>Paris</text:p>
          </table:table-cell>
          <table:table-cell table:style-name="ce74" office:value-type="string" calcext:value-type="string">
            <text:p>Delpire</text:p>
          </table:table-cell>
          <table:table-cell table:style-name="ce83" table:number-columns-repeated="12"/>
          <table:table-cell table:number-columns-repeated="1010"/>
        </table:table-row>
        <table:table-row table:style-name="ro1">
          <table:table-cell table:style-name="ce63" office:value-type="string" calcext:value-type="string">
            <text:p>Lausanne</text:p>
          </table:table-cell>
          <table:table-cell table:style-name="ce74" office:value-type="string" calcext:value-type="string">
            <text:p>La Guilde du Livre</text:p>
          </table:table-cell>
          <table:table-cell table:style-name="ce83" table:number-columns-repeated="12"/>
          <table:table-cell table:number-columns-repeated="1010"/>
        </table:table-row>
        <table:table-row table:style-name="ro1">
          <table:table-cell table:style-name="ce62" office:value-type="string" calcext:value-type="string">
            <text:p>Paris</text:p>
          </table:table-cell>
          <table:table-cell table:style-name="ce73" office:value-type="string" calcext:value-type="string">
            <text:p>NRF, Bibliothèque de la Pléiade</text:p>
          </table:table-cell>
          <table:table-cell table:style-name="ce69" table:number-columns-repeated="12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La Guilde du livre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7">
          <table:table-cell table:style-name="ce59"/>
          <table:table-cell table:style-name="ce70" table:number-columns-repeated="13"/>
          <table:table-cell table:number-columns-repeated="1010"/>
        </table:table-row>
        <table:table-row table:style-name="ro1">
          <table:table-cell table:style-name="ce59" office:value-type="string" calcext:value-type="string">
            <text:p>Lausanne</text:p>
          </table:table-cell>
          <table:table-cell table:style-name="ce70" office:value-type="string" calcext:value-type="string">
            <text:p>Bibliothèque des Arts</text:p>
          </table:table-cell>
          <table:table-cell table:style-name="ce70" table:number-columns-repeated="12"/>
          <table:table-cell table:number-columns-repeated="1010"/>
        </table:table-row>
        <table:table-row table:style-name="ro1" table:number-rows-repeated="2">
          <table:table-cell table:style-name="ce59"/>
          <table:table-cell table:style-name="ce70"/>
          <table:table-cell table:style-name="ce78" table:number-columns-repeated="12"/>
          <table:table-cell table:number-columns-repeated="1010"/>
        </table:table-row>
        <table:table-row table:style-name="ro1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1" table:number-rows-repeated="7">
          <table:table-cell table:style-name="ce59"/>
          <table:table-cell table:style-name="ce70"/>
          <table:table-cell table:style-name="ce69" table:number-columns-repeated="12"/>
          <table:table-cell table:number-columns-repeated="1010"/>
        </table:table-row>
        <table:table-row table:style-name="ro1" table:number-rows-repeated="201">
          <table:table-cell table:style-name="ce58"/>
          <table:table-cell table:style-name="ce69" table:number-columns-repeated="13"/>
          <table:table-cell table:number-columns-repeated="1010"/>
        </table:table-row>
        <table:table-row table:style-name="ro4" table:number-rows-repeated="1047618">
          <table:table-cell table:number-columns-repeated="1024"/>
        </table:table-row>
        <table:table-row table:style-name="ro4">
          <table:table-cell table:style-name="ce67"/>
          <table:table-cell table:style-name="ce81" table:number-columns-repeated="1022"/>
          <table:table-cell table:style-name="ce87"/>
        </table:table-row>
      </table:table>
      <table:named-expressions/>
      <table:database-ranges>
        <table:database-range table:name="Table_1" table:target-range-address="biblioDB.A578:biblioDB.N586" table:contains-header="false" table:orientation="column"/>
        <table:database-range table:name="Table_2" table:target-range-address="biblioDB.A553:biblioDB.B556" table:contains-header="false" table:orientation="column"/>
        <table:database-range table:name="Table_3" table:target-range-address="biblioDB.A750:biblioDB.N756" table:contains-header="false" table:orientation="column"/>
        <table:database-range table:name="Table_4" table:target-range-address="biblioDB.A560:biblioDB.B573" table:contains-header="false" table:orientation="column"/>
        <table:database-range table:name="Table_5" table:target-range-address="biblioDB.A672:biblioDB.N673" table:contains-header="false" table:orientation="column"/>
        <table:database-range table:name="Table_6" table:target-range-address="biblioDB.A735:biblioDB.N748" table:contains-header="false" table:orientation="column"/>
        <table:database-range table:name="Table_7" table:target-range-address="biblioDB.A2:biblioDB.N506" table:contains-header="false" table:orientation="column"/>
        <table:database-range table:name="__Anonymous_Sheet_DB__0" table:target-range-address="biblioDB.A1:biblioDB.B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/>
    </number:date-style>
    <number:date-style style:name="N127">
      <number:year number:style="long"/>
      <number:text>-</number:text>
      <number:month number:style="long"/>
    </number:date-style>
    <number:date-style style:name="N128">
      <number:month/>
      <number:text>-</number:text>
      <number:day/>
    </number:date-style>
    <number:date-style style:name="N129">
      <number:month/>
      <number:text>,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9:00:49.106678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blioDB" style:display-name="PageStyle_biblio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ffd98959f75c3d4df93843a2fb47af8ab67746fd</meta:generator>
    <dc:date>2018-06-19T19:03:31.932673239</dc:date>
    <meta:editing-duration>PT5M59S</meta:editing-duration>
    <meta:editing-cycles>5</meta:editing-cycles>
    <meta:document-statistic meta:table-count="1" meta:cell-count="334" meta:object-count="0"/>
  </office:meta>
</office:document-meta>
</file>